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457" officeooo:paragraph-rsid="00070457"/>
    </style:style>
    <style:style style:name="P2" style:family="paragraph" style:parent-style-name="Standard">
      <style:text-properties style:text-underline-style="solid" style:text-underline-width="auto" style:text-underline-color="font-color" officeooo:rsid="00071a87" officeooo:paragraph-rsid="00071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skills pt 2</text:p>
      <text:p text:style-name="P1"/>
      <text:p text:style-name="P2">Part 1: Navigation, Files, Mis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5:41:16.686735986</meta:creation-date>
    <dc:date>2024-08-10T15:42:09.516984746</dc:date>
    <meta:editing-duration>PT5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9" meta:character-count="50" meta:non-whitespace-character-count="43"/>
  </office:meta>
</office:document-meta>
</file>